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1.792cm" fo:min-width="1.542cm" fo:padding-top="0.165cm" fo:padding-bottom="0.165cm" fo:padding-left="0.29cm" fo:padding-right="0.29cm" draw:shadow="hidden" drawooo:fontwork-style="rotate" drawooo:fontwork-adjust="right" drawooo:fontwork-distance="0.2cm" drawooo:fontwork-start="1.4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000000" draw:opacity="0%" draw:textarea-horizontal-align="justify" draw:textarea-vertical-align="middle" draw:auto-grow-height="false" fo:min-height="2.324cm" fo:min-width="11.495cm" fo:padding-top="0.177cm" fo:padding-bottom="0.177cm" fo:padding-left="0.302cm" fo:padding-right="0.302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4.041cm" fo:min-width="8.586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4.75cm" fo:min-width="9.25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font-name="Times New Roman" fo:font-size="32pt" style:font-size-asian="32pt" style:font-size-complex="32pt"/>
    </style:style>
    <style:style style:name="P2" style:family="paragraph">
      <loext:graphic-properties draw:opacity="0%"/>
      <style:paragraph-properties fo:margin-left="0cm" fo:margin-right="0cm" fo:margin-top="0cm" fo:margin-bottom="0cm" fo:line-height="100%" fo:text-align="center" fo:text-indent="0cm"/>
      <style:text-properties style:font-name="Times New Roman" fo:font-size="32pt" style:font-size-asian="32pt" style:font-size-complex="32pt"/>
    </style:style>
    <style:style style:name="P3" style:family="paragraph">
      <loext:graphic-properties draw:fill-color="#000000"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style:font-name="Times New Roman" fo:font-size="32pt" fo:font-weight="bold" style:font-name-asian="Liberation Sans2" style:font-size-asian="32pt" style:font-weight-asian="bold" style:font-name-complex="Liberation Sans2" style:font-size-complex="32pt" style:font-weight-complex="bold"/>
    </style:style>
    <style:style style:name="T2" style:family="text">
      <style:text-properties style:font-name="Times New Roman" fo:font-size="32pt" style:font-name-asian="Liberation Sans2" style:font-size-asian="32pt" style:font-name-complex="Liberation Sans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3cm" svg:height="3cm" svg:x="16.1cm" svg:y="14cm" svg:viewBox="0 0 3001 3001" svg:d="M3001 1501c0 263-69 522-201 750s-321 417-549 549-487 201-750 201c-264 0-523-69-751-201s-417-321-549-549-201-487-201-750c0-264 69-523 201-751s321-417 549-549 487-201 751-201c263 0 522 69 750 201s417 321 549 549 201 487 201 750z">
          <text:p text:style-name="P1"><text:span text:style-name="T1">&gt;</text:span><text:span text:style-name="T2">90°</text:span></text:p>
        </draw:path>
        <draw:custom-shape draw:style-name="gr2" draw:text-style-name="P3" draw:layer="layout" svg:width="24.457cm" svg:height="7.575cm" draw:transform="skewX (0.286408530252269) rotate (-0.174532925199434) translate (5.574cm 6.342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9.086cm" svg:height="4.291cm" draw:transform="rotate (-2.31779724664847) translate (25.173cm 13.83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75cm" svg:height="5cm" draw:transform="skewX (7.63930958749674E-017) rotate (2.83441470523879) translate (17.194cm 20.714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7T13:08:19.869406725</meta:creation-date>
    <dc:date>2022-06-07T13:25:47.658763158</dc:date>
    <meta:editing-duration>PT7M17S</meta:editing-duration>
    <meta:editing-cycles>1</meta:editing-cycles>
    <meta:document-statistic meta:object-count="4"/>
    <meta:generator>LibreOffice/7.3.3.2$Linux_X86_64 LibreOffice_project/30$Build-2</meta:generator>
  </office:meta>
</office:document-meta>
</file>